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3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Table_20_Contents">
      <style:paragraph-properties style:snap-to-layout-grid="false"/>
      <style:text-properties fo:language="ru" fo:country="RU"/>
    </style:style>
    <style:style style:name="P17" style:family="paragraph" style:parent-style-name="Table_20_Contents">
      <style:paragraph-properties style:snap-to-layout-grid="false"/>
      <style:text-properties fo:font-weight="bold" style:font-weight-asian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00 часов <text:span text:style-name="T1">/ 200 </text:span>часов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2 часов / 12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татья по OCSP для Blazemeter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6 часов / 9 часов</text:p>
          </table:table-cell>
          <table:table-cell table:style-name="Таблица1.E2" office:value-type="string">
            <text:p text:style-name="P11">Высокая сложность</text:p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плана стажировки <text:s/>в Красноярске</text:p>
          </table:table-cell>
          <table:table-cell table:style-name="Таблица1.B2" office:value-type="percentage" office:value="0.5">
            <text:p text:style-name="P9">5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9"><text:span text:style-name="T2">2</text:span> <text:span text:style-name="T2">часа / 4 часа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5 часов / <text:span text:style-name="T2">5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инструкцию по оценке тестирования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2">
            <text:p text:style-name="P11">20,00%</text:p>
          </table:table-cell>
          <table:table-cell table:style-name="Таблица1.A2" office:value-type="string">
            <text:p text:style-name="P9"><text:span text:style-name="T2">8</text:span> ча<text:span text:style-name="T2">сов / 4 часа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2">С</text:span>тать<text:span text:style-name="T2">я</text:span> по TCP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3">
            <text:p text:style-name="P11">30,00%</text:p>
          </table:table-cell>
          <table:table-cell table:style-name="Таблица1.A2" office:value-type="string">
            <text:p text:style-name="P9">16 час<text:span text:style-name="T2">ов / 8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бновить И-05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8 часов / <text:span text:style-name="T2">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к webinar Blazemeter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9">40 часов / <text:span text:style-name="T2">2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Подготовка video training для Blazemeter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12 часов / <text:span text:style-name="T2">0 часов</text:span></text:p>
          </table:table-cell>
          <table:table-cell table:style-name="Таблица1.E2" office:value-type="string">
            <text:p text:style-name="P11">Ожидание согласования от заазчика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9"><text:span text:style-name="T2"/></text:p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2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Работа со <text:span text:style-name="T1">SMART </text:span>задачами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2">2</text:span> час<text:span text:style-name="T2">а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31">
            <text:p text:style-name="P11">31.03.17</text:p>
          </table:table-cell>
          <table:table-cell table:style-name="Таблица4.A2" office:value-type="string">
            <text:p text:style-name="P11">200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21">
            <text:p text:style-name="P11">21.03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9">
            <text:p text:style-name="P11">29.03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4-02">
            <text:p text:style-name="P11">02.04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лан статьи по <text:span text:style-name="T1">LDAP</text:span> для Blazemeter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1"><text:span text:style-name="T1">3</text:span>1.03.17</text:p>
          </table:table-cell>
          <table:table-cell table:style-name="Таблица4.A2" office:value-type="string">
            <text:p text:style-name="P11"><text:span text:style-name="T1">2</text:span>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31">
            <text:p text:style-name="P11">31.03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плана стажировки <text:s/>в Красноярске</text:p>
          </table:table-cell>
          <table:table-cell table:style-name="Таблица4.B2" office:value-type="percentage" office:value="0.5">
            <text:p text:style-name="P9">50%</text:p>
          </table:table-cell>
          <table:table-cell table:style-name="Таблица4.C2" office:value-type="date" office:date-value="2017-03-30">
            <text:p text:style-name="P11">30.03.17</text:p>
          </table:table-cell>
          <table:table-cell table:style-name="Таблица4.A2" office:value-type="string">
            <text:p text:style-name="P9"><text:span text:style-name="T2">8</text:span> <text:span text:style-name="T2">часов</text:span></text:p>
          </table:table-cell>
          <table:table-cell table:style-name="Таблица4.E2" office:value-type="string">
            <text:p text:style-name="P11">Фирсанов К.А.</text:p>
            <text:p text:style-name="P11">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1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4-01">
            <text:p text:style-name="P11">01.04.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2" office:value-type="string">
            <text:p text:style-name="P11">Фирсанов К.А. Михайлов М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ить инструкцию по оценке тестирования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31">
            <text:p text:style-name="P11">31.03.17</text:p>
          </table:table-cell>
          <table:table-cell table:style-name="Таблица4.A2" office:value-type="string">
            <text:p text:style-name="P9"><text:span text:style-name="T2">12</text:span> ча<text:span text:style-name="T2">сов</text:span></text:p>
          </table:table-cell>
          <table:table-cell table:style-name="Таблица4.E2" office:value-type="string">
            <text:p text:style-name="P11">Фирсанов К.А.</text:p>
            <text:p text:style-name="P11">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9"><text:span text:style-name="T2">С</text:span>тать<text:span text:style-name="T2">я</text:span> по TCP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30">
            <text:p text:style-name="P11">30.03.17</text:p>
          </table:table-cell>
          <table:table-cell table:style-name="Таблица4.A2" office:value-type="string">
            <text:p text:style-name="P9">1<text:span text:style-name="T2">2</text:span> час<text:span text:style-name="T2">ов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Обновить И-05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8">
            <text:p text:style-name="P11">28.03.17</text:p>
          </table:table-cell>
          <table:table-cell table:style-name="Таблица4.A2" office:value-type="string">
            <text:p text:style-name="P9">8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3">
          <table:table-cell table:style-name="Таблица4.A2" office:value-type="string">
            <text:p text:style-name="P11">Подготовка к webinar Blazemeter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31">
            <text:p text:style-name="P11">31.03.17</text:p>
          </table:table-cell>
          <table:table-cell table:style-name="Таблица4.A2" office:value-type="string">
            <text:p text:style-name="P9"><text:span text:style-name="T2">1</text:span>0 часов</text:p>
          </table:table-cell>
          <table:table-cell table:style-name="Таблица4.E2" office:value-type="string">
            <text:p text:style-name="P11">Фирсанов К.А. Жиряков Е.</text:p>
            <text:p text:style-name="P11">Дудник В.</text:p>
          </table:table-cell>
        </table:table-row>
        <table:table-row table:style-name="Таблица4.13">
          <table:table-cell table:style-name="Таблица4.A2" office:value-type="string">
            <text:p text:style-name="P11">Подготовка video training для Blazemeter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31">
            <text:p text:style-name="P11">31.03.17</text:p>
          </table:table-cell>
          <table:table-cell table:style-name="Таблица4.A2" office:value-type="string">
            <text:p text:style-name="P9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3-27T19:22:44.93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50" meta:word-count="390" meta:character-count="2444"/>
  </office:meta>
</office:document-meta>
</file>